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ans3" svg:font-family="'Liberation Sans'" style:font-family-generic="system" style:font-pitch="variable"/>
    <style:font-face style:name="Liberation Serif" svg:font-family="'Liberation Serif'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181in"/>
    </style:style>
    <style:style style:name="co4" style:family="table-column">
      <style:table-column-properties fo:break-before="auto" style:column-width="2.4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1"/>
    </style:style>
    <style:style style:name="ce17" style:family="table-cell" style:parent-style-name="Default">
      <style:text-properties style:font-name="Liberation Sans2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able-cell-properties fo:border-bottom="none" fo:background-color="transparent" fo:border-left="0.74pt solid #2a6099" fo:border-right="0.74pt solid #2a6099" fo:border-top="0.74pt solid #2a6099"/>
    </style:style>
    <style:style style:name="ce4" style:family="table-cell" style:parent-style-name="Default">
      <style:table-cell-properties fo:border-bottom="none" fo:background-color="transparent" fo:border-left="0.74pt solid #2a6099" fo:border-right="0.74pt solid #2a6099" fo:border-top="none"/>
    </style:style>
    <style:style style:name="ce5" style:family="table-cell" style:parent-style-name="Default">
      <style:table-cell-properties fo:border-bottom="0.74pt solid #2a6099" fo:background-color="transparent" fo:border-left="0.74pt solid #2a6099" fo:border-right="0.74pt solid #2a6099" fo:border-top="none"/>
    </style:style>
    <style:style style:name="ce6" style:family="table-cell" style:parent-style-name="Default">
      <style:table-cell-properties fo:border="0.74pt solid #2a6099"/>
    </style:style>
    <style:style style:name="ce11" style:family="table-cell" style:parent-style-name="Default" style:data-style-name="N129"/>
    <style:style style:name="ce7" style:family="table-cell" style:parent-style-name="Default" style:data-style-name="N129">
      <style:table-cell-properties fo:border="0.74pt solid #2a6099"/>
    </style:style>
    <style:style style:name="ce25" style:family="table-cell" style:parent-style-name="Default" style:data-style-name="N154">
      <style:table-cell-properties fo:border="0.74pt solid #2a6099"/>
    </style:style>
    <style:style style:name="ce26" style:family="table-cell" style:parent-style-name="Default" style:data-style-name="N151"/>
    <style:style style:name="ce27" style:family="table-cell" style:parent-style-name="Default" style:data-style-name="N154"/>
    <style:style style:name="ce28" style:family="table-cell" style:parent-style-name="Default" style:data-style-name="N153"/>
    <style:style style:name="ce29" style:family="table-cell" style:parent-style-name="Default" style:data-style-name="N112"/>
    <style:style style:name="ce30" style:family="table-cell" style:parent-style-name="Default" style:data-style-name="N147"/>
    <style:style style:name="ce31" style:family="table-cell" style:parent-style-name="Default" style:data-style-name="N155"/>
    <style:style style:name="ce32" style:family="table-cell" style:parent-style-name="Default">
      <style:text-properties style:font-name="Liberation Serif"/>
    </style:style>
    <style:style style:name="ce33" style:family="table-cell" style:parent-style-name="Default" style:data-style-name="N99"/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 style:data-style-name="N130"/>
    <style:style style:name="ce1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V_In,min</text:p>
          </table:table-cell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put volt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In,nom</text:p>
          </table:table-cell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“</text:p>
          </table:table-cell>
          <table:table-cell table:number-columns-repeated="4"/>
          <table:table-cell table:style-name="ce13"/>
          <table:table-cell table:style-name="ce14"/>
        </table:table-row>
        <table:table-row table:style-name="ro1">
          <table:table-cell office:value-type="string" calcext:value-type="string">
            <text:p>V_In,max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“</text:p>
          </table:table-cell>
          <table:table-cell table:number-columns-repeated="4"/>
          <table:table-cell table:style-name="ce13"/>
          <table:table-cell table:style-name="ce14"/>
        </table:table-row>
        <table:table-row table:style-name="ro1">
          <table:table-cell table:number-columns-repeated="8"/>
          <table:table-cell table:style-name="ce13"/>
          <table:table-cell table:style-name="ce14"/>
        </table:table-row>
        <table:table-row table:style-name="ro1">
          <table:table-cell office:value-type="string" calcext:value-type="string">
            <text:p>V_Out,nom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utput voltage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5"/>
        </table:table-row>
        <table:table-row table:style-name="ro1">
          <table:table-cell table:style-name="ce1" office:value-type="string" calcext:value-type="string" table:number-columns-spanned="4" table:number-rows-spanned="1">
            <text:p>Inputs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16" office:value-type="string" calcext:value-type="string">
            <text:p>ΔV_In</text:p>
          </table:table-cell>
          <table:table-cell table:style-name="ce11" office:value-type="float" office:value="0.1" calcext:value-type="float">
            <text:p>0.1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put voltage ripple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ΔV_Out</text:p>
          </table:table-cell>
          <table:table-cell table:style-name="ce11" office:value-type="float" office:value="0.01" calcext:value-type="float">
            <text:p>0.0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utput voltage rippl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_Load,max</text:p>
          </table:table-cell>
          <table:table-cell table:style-name="ce7" office:value-type="float" office:value="0.25" calcext:value-type="float">
            <text:p>0.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x. load current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_sw</text:p>
          </table:table-cell>
          <table:table-cell table:style-name="ce25" office:value-type="float" office:value="500000" calcext:value-type="float">
            <text:p>500E+03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Switching frequency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4" table:number-rows-spanned="1">
            <text:p>Input Capacitor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C_In</text:p>
          </table:table-cell>
          <table:table-cell table:style-name="ce26" office:value-type="float" office:value="0.000022" calcext:value-type="float">
            <text:p>22E-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put capaci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R_In</text:p>
          </table:table-cell>
          <table:table-cell table:style-name="ce26" office:value-type="float" office:value="0.012" calcext:value-type="float">
            <text:p>12E-03</text:p>
          </table:table-cell>
          <table:table-cell table:style-name="ce32" office:value-type="string" calcext:value-type="string">
            <text:p>Ω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ΔV_In</text:p>
          </table:table-cell>
          <table:table-cell table:style-name="ce7" table:formula="of:=[.B11] / (4 * [.B16] * [.B13]) + ([.B11] * [.B17])" office:value-type="float" office:value="0.00868181818181818" calcext:value-type="float">
            <text:p>0.00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q. 2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8"/>
        </table:table-row>
        <table:table-row table:style-name="ro1">
          <table:table-cell office:value-type="string" calcext:value-type="string">
            <text:p>I_C_In</text:p>
          </table:table-cell>
          <table:table-cell table:style-name="ce11" table:formula="of:=[.B11]/2" office:value-type="float" office:value="0.125" calcext:value-type="float">
            <text:p>0.1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x RMS ripple current (Eq. 3)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Inductor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K_Ind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Inductor coefficient (0.2–0.3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_min</text:p>
          </table:table-cell>
          <table:table-cell table:style-name="ce26" table:formula="of:=[.B5] * ([.B3]-[.B5]) / [.B3] / [.B23] / [.B11] / [.B13]" office:value-type="float" office:value="0.000126" calcext:value-type="float">
            <text:p>126E-0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nimum inductor value (Eq. 4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</text:p>
          </table:table-cell>
          <table:table-cell table:style-name="ce27" office:value-type="float" office:value="0.00015" calcext:value-type="float">
            <text:p>150E-0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hosen inductor value</text:p>
          </table:table-cell>
          <table:table-cell table:style-name="ce33" table:formula="of:=[.B25]&gt;=[.B24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7" office:value-type="string" calcext:value-type="string">
            <text:p>I_L,RMS</text:p>
          </table:table-cell>
          <table:table-cell table:style-name="ce11" table:formula="of:=SQRT([.B11]^2 + 1/12 * ([.B5]*([.B3]-[.B5]) / [.B3] / [.B25] / [.B13] / 0.8)^2)" office:value-type="float" office:value="0.250716745987878" calcext:value-type="float">
            <text:p>0.2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MS inductor current (Eq. 5)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>
            <text:p>I_L,peak</text:p>
          </table:table-cell>
          <table:table-cell table:style-name="ce11" table:formula="of:=[.B11] + [.B5]*([.B3]-[.B5])/1.6/[.B3]/[.B25]/[.B13]" office:value-type="float" office:value="0.2828125" calcext:value-type="float">
            <text:p>0.2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ak inductor current (Eq. 6)</text:p>
          </table:table-cell>
          <table:table-cell table:number-columns-repeated="6"/>
        </table:table-row>
        <table:table-row table:style-name="ro1">
          <table:table-cell table:style-name="ce17"/>
          <table:table-cell table:style-name="ce11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Output Capacitor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f_CO</text:p>
          </table:table-cell>
          <table:table-cell table:style-name="ce28" table:formula="of:=18000" office:value-type="float" office:value="18000" calcext:value-type="float">
            <text:p>18.0E+03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Crossover frequency (Eq. 7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_Out,min</text:p>
          </table:table-cell>
          <table:table-cell table:style-name="ce28" table:formula="of:=1 / 3357 / [.B25] / [.B31] / [.B5]" office:value-type="float" office:value="0.0000157611119779723" calcext:value-type="float">
            <text:p>15.8E-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put capacitor (Eq. 8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R_C_Out,max</text:p>
          </table:table-cell>
          <table:table-cell table:style-name="ce27" table:formula="of:=1 / (2*PI()) / [.B32] / [.B31]" office:value-type="float" office:value="0.560997301157467" calcext:value-type="float">
            <text:p>561E-03</text:p>
          </table:table-cell>
          <table:table-cell table:style-name="ce32" office:value-type="string" calcext:value-type="string">
            <text:p>Ω</text:p>
          </table:table-cell>
          <table:table-cell office:value-type="string" calcext:value-type="string">
            <text:p>Max ESR of output cap (Eq. 9)</text:p>
          </table:table-cell>
          <table:table-cell table:style-name="ce33"/>
          <table:table-cell table:number-columns-repeated="5"/>
        </table:table-row>
        <table:table-row table:style-name="ro1">
          <table:table-cell table:style-name="ce2"/>
          <table:table-cell table:style-name="ce11"/>
          <table:table-cell table:number-columns-repeated="8"/>
        </table:table-row>
        <table:table-row table:style-name="ro1">
          <table:table-cell office:value-type="string" calcext:value-type="string">
            <text:p>C_Out</text:p>
          </table:table-cell>
          <table:table-cell table:style-name="ce28" office:value-type="float" office:value="0.000022" calcext:value-type="float">
            <text:p>22.0E-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osen output capaci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_C_Ou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ber of output ca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_Out,total</text:p>
          </table:table-cell>
          <table:table-cell table:style-name="ce28" table:formula="of:=[.B35]*[.B36]" office:value-type="float" office:value="0.000044" calcext:value-type="float">
            <text:p>44.0E-06</text:p>
          </table:table-cell>
          <table:table-cell office:value-type="string" calcext:value-type="string">
            <text:p>F</text:p>
          </table:table-cell>
          <table:table-cell/>
          <table:table-cell table:style-name="ce33" table:formula="of:=[.B37]&gt;=[.B32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_LC</text:p>
          </table:table-cell>
          <table:table-cell table:style-name="ce29" table:formula="of:=1 / (2*PI()) / SQRT([.B25]*[.B37])" office:value-type="float" office:value="1959.06192419123" calcext:value-type="float">
            <text:p>1.96E+03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LC corner frequen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_CO</text:p>
          </table:table-cell>
          <table:table-cell table:style-name="ce30" table:formula="of:=[.B38]^2 / 85 / [.B5]" office:value-type="float" office:value="6450.29180305181" calcext:value-type="float">
            <text:p>06.45E+03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Crossover frequency (Eq. 7)</text:p>
          </table:table-cell>
          <table:table-cell table:style-name="ce33" table:formula="of:=AND([.B39]&gt;=2590; [.B39]&lt;=24000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_PP,max</text:p>
          </table:table-cell>
          <table:table-cell table:style-name="ce11" table:formula="of:=[.B33] * [.B5] * ([.B3]-[.B5]) / [.B36] / [.B3] / [.B25] / [.B13]" office:value-type="float" office:value="0.0147261791553835" calcext:value-type="float">
            <text:p>0.01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x output voltage rippl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_C_Out</text:p>
          </table:table-cell>
          <table:table-cell table:style-name="ce11" table:formula="of:=1/SQRT(12) * [.B5] * ([.B3]-[.B5]) / [.B3] / [.B25] / [.B13] / [.B36]" office:value-type="float" office:value="0.00757772228311384" calcext:value-type="float">
            <text:p>0.0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utput cap RMS current (Eq. 11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4" table:number-rows-spanned="1">
            <text:p>Output Voltage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R1</text:p>
          </table:table-cell>
          <table:table-cell table:style-name="ce27" table:formula="of:=10000" office:value-type="float" office:value="10000" calcext:value-type="float">
            <text:p>10E+03</text:p>
          </table:table-cell>
          <table:table-cell table:style-name="ce32" office:value-type="string" calcext:value-type="string">
            <text:p>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2,nom</text:p>
          </table:table-cell>
          <table:table-cell table:style-name="ce28" table:formula="of:=[.B46]*1.221 / ([.B5]-1.221)" office:value-type="float" office:value="2112.82228759301" calcext:value-type="float">
            <text:p>2.1E+03</text:p>
          </table:table-cell>
          <table:table-cell table:style-name="ce32" office:value-type="string" calcext:value-type="string">
            <text:p>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2</text:p>
          </table:table-cell>
          <table:table-cell table:style-name="ce31" office:value-type="float" office:value="2200" calcext:value-type="float">
            <text:p>2.2E+03</text:p>
          </table:table-cell>
          <table:table-cell table:style-name="ce32" office:value-type="string" calcext:value-type="string">
            <text:p>Ω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4" table:number-rows-spanned="1">
            <text:p>Compensation Network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C_Out,min,ceramic</text:p>
          </table:table-cell>
          <table:table-cell table:style-name="ce29" table:formula="of:=1 / (2*PI()*7000)^2 / [.B25]" office:value-type="float" office:value="0.00000344629876334482" calcext:value-type="float">
            <text:p>3.45E-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q. 16</text:p>
          </table:table-cell>
          <table:table-cell table:style-name="ce33" table:formula="of:=[.B37]&gt;=[.B51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_p1</text:p>
          </table:table-cell>
          <table:table-cell table:style-name="ce29" table:formula="of:=500000 * [.B5] / [.B38]" office:value-type="float" office:value="1786.569355864" calcext:value-type="float">
            <text:p>1.79E+03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Eq. 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_z1</text:p>
          </table:table-cell>
          <table:table-cell table:style-name="ce29" table:formula="of:=0.7 * [.B38]" office:value-type="float" office:value="1371.34334693386" calcext:value-type="float">
            <text:p>1.37E+03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Eq. 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_z2</text:p>
          </table:table-cell>
          <table:table-cell table:style-name="ce29" table:formula="of:=2.5 * [.B38]" office:value-type="float" office:value="4897.65481047806" calcext:value-type="float">
            <text:p>4.90E+03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Eq. 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7</text:p>
          </table:table-cell>
          <table:table-cell table:style-name="ce29" table:formula="of:=1 / (2*PI()) / [.B52] / [.B48]" office:value-type="float" office:value="0.0000000404927777997602" calcext:value-type="float">
            <text:p>40.49E-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q. 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3</text:p>
          </table:table-cell>
          <table:table-cell table:style-name="ce29" table:formula="of:=1 / (2*PI()) / [.B53] / [.B55]" office:value-type="float" office:value="2866.13311807635" calcext:value-type="float">
            <text:p>2.87E+03</text:p>
          </table:table-cell>
          <table:table-cell table:style-name="ce32" office:value-type="string" calcext:value-type="string">
            <text:p>Ω</text:p>
          </table:table-cell>
          <table:table-cell office:value-type="string" calcext:value-type="string">
            <text:p>Eq. 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6</text:p>
          </table:table-cell>
          <table:table-cell table:style-name="ce29" table:formula="of:=1 / (2*PI()) / [.B54] / [.B46]" office:value-type="float" office:value="0.00000000324961536185438" calcext:value-type="float">
            <text:p>3.25E-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q. 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4,max</text:p>
          </table:table-cell>
          <table:table-cell table:style-name="ce29" table:formula="of:= [.B57] / 10" office:value-type="float" office:value="0.000000000324961536185438" calcext:value-type="float">
            <text:p>324.96E-12</text:p>
          </table:table-cell>
          <table:table-cell office:value-type="string" calcext:value-type="string">
            <text:p>F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ans3" svg:font-family="'Liberation Sans'" style:font-family-generic="system" style:font-pitch="variable"/>
    <style:font-face style:name="Liberation Serif" svg:font-family="'Liberation Serif'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3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3" style:font-size-asian="12pt" style:language-asian="zh" style:country-asian="CN" style:font-name-complex="Liberation Sans3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Liberation Sans3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1" number:min-decimal-places="1" number:min-integer-digits="1"/>
    </number:number-style>
    <number:number-style style:name="N131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2">
      <number:scientific-number number:decimal-places="0" number:min-decimal-places="0" number:min-integer-digits="3" number:min-exponent-digits="2" number:exponent-interval="3" number:forced-exponent-sign="true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1" number:min-decimal-places="11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9" number:min-decimal-places="9" number:min-integer-digits="1"/>
    </number:number-style>
    <number:number-style style:name="N139">
      <number:number number:decimal-places="8" number:min-decimal-places="8" number:min-integer-digits="1"/>
    </number:number-style>
    <number:number-style style:name="N140">
      <number:number number:decimal-places="7" number:min-decimal-places="7" number:min-integer-digits="1"/>
    </number:number-style>
    <number:number-style style:name="N141">
      <number:number number:decimal-places="6" number:min-decimal-places="6" number:min-integer-digits="1"/>
    </number:number-style>
    <number:number-style style:name="N142">
      <number:number number:decimal-places="5" number:min-decimal-places="5" number:min-integer-digits="1"/>
    </number:number-style>
    <number:number-style style:name="N143">
      <number:number number:decimal-places="4" number:min-decimal-places="4" number:min-integer-digits="1"/>
    </number:number-style>
    <number:number-style style:name="N144">
      <number:scientific-number number:decimal-places="2" number:min-decimal-places="2" number:min-integer-digits="2" number:min-exponent-digits="2" number:exponent-interval="2" number:forced-exponent-sign="true"/>
    </number:number-style>
    <number:number-style style:name="N145">
      <number:number number:decimal-places="15" number:min-decimal-places="15" number:min-integer-digits="1"/>
    </number:number-style>
    <number:number-style style:name="N146">
      <number:scientific-number number:decimal-places="0" number:min-decimal-places="0" number:min-integer-digits="2" number:min-exponent-digits="2" number:exponent-interval="2" number:forced-exponent-sign="true"/>
    </number:number-style>
    <number:number-style style:name="N147">
      <number:scientific-number number:decimal-places="2" number:min-decimal-places="2" number:min-integer-digits="2" number:min-exponent-digits="2" number:exponent-interval="3" number:forced-exponent-sign="true"/>
    </number:number-style>
    <number:number-style style:name="N148">
      <number:number number:decimal-places="16" number:min-decimal-places="16" number:min-integer-digits="1"/>
    </number:number-style>
    <number:number-style style:name="N149">
      <number:scientific-number number:decimal-places="3" number:min-decimal-places="3" number:min-integer-digits="2" number:min-exponent-digits="2" number:exponent-interval="2" number:forced-exponent-sign="true"/>
    </number:number-style>
    <number:number-style style:name="N150">
      <number:scientific-number number:decimal-places="1" number:min-decimal-places="1" number:min-integer-digits="2" number:min-exponent-digits="2" number:exponent-interval="3" number:forced-exponent-sign="true"/>
    </number:number-style>
    <number:number-style style:name="N151">
      <number:scientific-number number:decimal-places="0" number:min-decimal-places="0" number:min-integer-digits="2" number:min-exponent-digits="2" number:exponent-interval="3" number:forced-exponent-sign="true"/>
    </number:number-style>
    <number:number-style style:name="N152">
      <number:scientific-number number:decimal-places="3" number:min-decimal-places="3" number:min-integer-digits="1" number:min-exponent-digits="2" number:exponent-interval="3" number:forced-exponent-sign="true"/>
    </number:number-style>
    <number:number-style style:name="N153">
      <number:scientific-number number:decimal-places="1" number:min-decimal-places="1" number:min-integer-digits="1" number:min-exponent-digits="2" number:exponent-interval="3" number:forced-exponent-sign="true"/>
    </number:number-style>
    <number:number-style style:name="N154">
      <number:scientific-number number:decimal-places="0" number:min-decimal-places="0" number:min-integer-digits="1" number:min-exponent-digits="2" number:exponent-interval="3" number:forced-exponent-sign="true"/>
    </number:number-style>
    <number:number-style style:name="N155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7">00/00/0000</text:date>, <text:time style:data-style-name="N2" text:time-value="14:15:04.456015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9T11:19:00.925538473</meta:creation-date>
    <dc:date>2025-09-27T15:50:07.210596656</dc:date>
    <meta:editing-duration>PT3H31M7S</meta:editing-duration>
    <meta:editing-cycles>117</meta:editing-cycles>
    <meta:generator>LibreOffice/25.2.5.2$Linux_X86_64 LibreOffice_project/520$Build-2</meta:generator>
    <meta:document-statistic meta:table-count="1" meta:cell-count="154" meta:object-count="0"/>
  </office:meta>
</office:document-meta>
</file>